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858cm"/>
    </style:style>
    <style:style style:name="co9" style:family="table-column">
      <style:table-column-properties fo:break-before="auto" style:column-width="12.3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3cm"/>
    </style:style>
    <style:style style:name="co12" style:family="table-column">
      <style:table-column-properties fo:break-before="auto" style:column-width="2.524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3.607cm"/>
    </style:style>
    <style:style style:name="co15" style:family="table-column">
      <style:table-column-properties fo:break-before="auto" style:column-width="5.138cm"/>
    </style:style>
    <style:style style:name="co16" style:family="table-column">
      <style:table-column-properties fo:break-before="auto" style:column-width="5.133cm"/>
    </style:style>
    <style:style style:name="co17" style:family="table-column">
      <style:table-column-properties fo:break-before="auto" style:column-width="7.269cm"/>
    </style:style>
    <style:style style:name="co18" style:family="table-column">
      <style:table-column-properties fo:break-before="auto" style:column-width="7.908cm"/>
    </style:style>
    <style:style style:name="co19" style:family="table-column">
      <style:table-column-properties fo:break-before="auto" style:column-width="3.052cm"/>
    </style:style>
    <style:style style:name="co20" style:family="table-column">
      <style:table-column-properties fo:break-before="auto" style:column-width="3.468cm"/>
    </style:style>
    <style:style style:name="co21" style:family="table-column">
      <style:table-column-properties fo:break-before="auto" style:column-width="7.463cm"/>
    </style:style>
    <style:style style:name="co22" style:family="table-column">
      <style:table-column-properties fo:break-before="auto" style:column-width="8.55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974cm" fo:break-before="auto" style:use-optimal-row-height="true"/>
    </style:style>
    <style:style style:name="ro9" style:family="table-row">
      <style:table-row-properties style:row-height="0.579cm" fo:break-before="auto" style:use-optimal-row-height="true"/>
    </style:style>
    <style:style style:name="ro10" style:family="table-row">
      <style:table-row-properties style:row-height="0.631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5" style:family="table-row">
      <style:table-row-properties style:row-height="0.605cm" fo:break-before="auto" style:use-optimal-row-height="false"/>
    </style:style>
    <style:style style:name="ro16" style:family="table-row">
      <style:table-row-properties style:row-height="0.658cm" fo:break-before="auto" style:use-optimal-row-height="false"/>
    </style:style>
    <style:style style:name="ro17" style:family="table-row">
      <style:table-row-properties style:row-height="0.921cm" fo:break-before="auto" style:use-optimal-row-height="false"/>
    </style:style>
    <style:style style:name="ro18" style:family="table-row">
      <style:table-row-properties style:row-height="0.894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1.157cm" fo:break-before="auto" style:use-optimal-row-height="false"/>
    </style:style>
    <style:style style:name="ro21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422cm" fo:break-before="auto" style:use-optimal-row-height="true"/>
    </style:style>
    <style:style style:name="ro25" style:family="table-row">
      <style:table-row-properties style:row-height="7.634cm" fo:break-before="auto" style:use-optimal-row-height="true"/>
    </style:style>
    <style:style style:name="ro26" style:family="table-row">
      <style:table-row-properties style:row-height="5.95cm" fo:break-before="auto" style:use-optimal-row-height="true"/>
    </style:style>
    <style:style style:name="ro27" style:family="table-row">
      <style:table-row-properties style:row-height="5.528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3.685cm" fo:break-before="auto" style:use-optimal-row-height="false"/>
    </style:style>
    <style:style style:name="ro31" style:family="table-row">
      <style:table-row-properties style:row-height="4.685cm" fo:break-before="auto" style:use-optimal-row-height="true"/>
    </style:style>
    <style:style style:name="ro32" style:family="table-row">
      <style:table-row-properties style:row-height="3.844cm" fo:break-before="auto" style:use-optimal-row-height="true"/>
    </style:style>
    <style:style style:name="ro33" style:family="table-row">
      <style:table-row-properties style:row-height="6.791cm" fo:break-before="auto" style:use-optimal-row-height="true"/>
    </style:style>
    <style:style style:name="ro34" style:family="table-row">
      <style:table-row-properties style:row-height="8.897cm" fo:break-before="auto" style:use-optimal-row-height="true"/>
    </style:style>
    <style:style style:name="ro35" style:family="table-row">
      <style:table-row-properties style:row-height="1.263cm" fo:break-before="auto" style:use-optimal-row-height="false"/>
    </style:style>
    <style:style style:name="ro3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8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59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18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/>
      <style:text-properties style:font-name="Arial" fo:font-size="10pt" fo:font-weight="normal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59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ext-properties style:font-name="Arial" fo:font-weight="bold"/>
    </style:style>
    <style:style style:name="ce55" style:family="table-cell" style:parent-style-name="Default">
      <style:text-properties fo:font-weight="bold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/>
    </style:style>
    <style:style style:name="ce61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2" style:family="table-cell" style:parent-style-name="Default">
      <style:table-cell-properties fo:wrap-option="wrap" fo:border="0.002cm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6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4" style:family="table-cell" style:parent-style-name="Default">
      <style:text-properties fo:font-weight="bold" style:font-name-asian="Tahoma1" style:font-weight-asian="bold" style:font-weight-complex="bold"/>
    </style:style>
    <style:style style:name="ce7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0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2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83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1" style:family="table-cell" style:parent-style-name="Default">
      <style:text-properties style:font-name="Arial" fo:font-weight="bold" style:font-name-asian="Tahoma1"/>
    </style:style>
    <style:style style:name="ce92" style:family="table-cell" style:parent-style-name="Default"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fo:background-color="#ffffff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6" style:family="table-cell" style:parent-style-name="Default">
      <style:table-cell-properties fo:wrap-option="wrap"/>
      <style:text-properties style:font-name="Arial" fo:font-size="10pt"/>
    </style:style>
    <style:style style:name="ce97" style:family="table-cell" style:parent-style-name="Default">
      <style:table-cell-properties fo:border="0.002cm solid #000000"/>
      <style:text-properties style:font-name="Arial" fo:font-weight="bold"/>
    </style:style>
    <style:style style:name="ce98" style:family="table-cell" style:parent-style-name="Default">
      <style:table-cell-properties fo:border="0.002cm solid #000000"/>
      <style:text-properties style:font-name="Arial"/>
    </style:style>
    <style:style style:name="ce99" style:family="table-cell" style:parent-style-name="Default">
      <style:table-cell-properties fo:border="0.002cm solid #000000"/>
      <style:text-properties style:font-name="Arial" fo:font-weight="normal"/>
    </style:style>
    <style:style style:name="ce100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3" style:family="table-cell" style:parent-style-name="Default">
      <style:table-cell-properties fo:wrap-option="wrap" fo:border="0.002cm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0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07" style:family="table-cell" style:parent-style-name="Default">
      <style:table-cell-properties fo:background-color="transparent" fo:border="0.002cm solid #000000"/>
      <style:text-properties fo:color="#ff0000" style:font-name="Times New Roman" fo:font-weight="bold"/>
    </style:style>
    <style:style style:name="ce108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ext-properties style:font-name="Arial" fo:font-size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2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Normal_5f_Sheet1" style:data-style-name="N189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1" style:family="table-cell" style:parent-style-name="Normal_5f_Sheet1_20_1" style:data-style-name="N189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5" style:family="table-cell" style:parent-style-name="Default">
      <style:table-cell-properties fo:border="0.002cm solid #000000" style:vertical-align="top"/>
    </style:style>
    <style:style style:name="ce12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ext-properties style:use-window-font-color="true" style:font-name="Arial" fo:font-size="10pt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Lucida Sans Unicode" style:font-size-asian="10pt" style:language-asian="en" style:country-asian="US" style:font-style-asian="normal" style:font-weight-asian="bold" style:font-name-complex="Arial2" style:font-size-complex="10pt" style:language-complex="en" style:country-complex="US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fo:border="0.002cm solid #000000"/>
      <style:text-properties fo:font-size="14pt" fo:font-weight="bold"/>
    </style:style>
    <style:style style:name="ce1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wrap-option="wrap" fo:border="0.002cm solid #000000" style:vertical-align="top"/>
      <style:text-properties style:font-name="Arial" fo:font-size="10pt" fo:font-weight="normal"/>
    </style:style>
    <style:style style:name="ce146" style:family="table-cell" style:parent-style-name="Default">
      <style:table-cell-properties fo:wrap-option="wrap"/>
      <style:text-properties style:font-name="Arial" fo:font-size="10pt" fo:font-weight="normal"/>
    </style:style>
    <style:style style:name="ce147" style:family="table-cell" style:parent-style-name="Default">
      <style:table-cell-properties fo:wrap-option="wrap" style:vertical-align="top"/>
      <style:text-properties style:font-name="Arial" fo:font-size="10pt" fo:font-weight="normal"/>
    </style:style>
    <style:style style:name="ce148" style:family="table-cell" style:parent-style-name="Default">
      <style:table-cell-properties fo:border="0.002cm solid #000000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0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5" style:family="text">
      <style:text-properties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normal"/>
    </style:style>
    <style:style style:name="T7" style:family="text">
      <style:text-properties style:font-name-asian="Arial Unicode MS"/>
    </style:style>
    <style:style style:name="T8" style:family="text">
      <style:text-properties style:font-name="Arial2" fo:font-size="10pt" style:font-name-asian="Lucida Sans Unicode" style:font-size-asian="10pt" style:language-asian="en" style:country-asian="US" style:font-weight-asian="bold" style:font-name-complex="Arial2" style:font-size-complex="10pt" style:language-complex="en" style:country-complex="US" style:font-weight-complex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7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5cm" table:end-y="0.395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WEBOS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1">
            <text:p>1.0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date" office:date-value="2012-02-29">
            <text:p>2/29/2012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8" office:value-type="string">
            <text:p>GateIn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8" office:value-type="string">
            <text:p>WebOS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9" office:value-type="string">
            <text:p>SniffTest</text:p>
          </table:table-cell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SniffTest.C4:SniffTest.C4])" office:value-type="float" office:value="19">
            <text:p>19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2"/>
          <table:table-cell table:style-name="ce8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9"/>
          <table:table-cell table:style-name="ce22"/>
          <table:table-cell table:style-name="ce31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9"/>
          <table:table-cell table:style-name="ce22"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1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2" office:value-type="date" office:date-value="2012-02-29">
            <text:p>29-Feb-2012</text:p>
          </table:table-cell>
          <table:table-cell table:style-name="ce24" office:value-type="string">
            <text:p>1.0</text:p>
          </table:table-cell>
          <table:table-cell table:style-name="ce32" office:value-type="string">
            <text:p>Write new testcase for WebOS</text:p>
          </table:table-cell>
          <table:table-cell office:value-type="string">
            <text:p>Hang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24"/>
          <table:table-cell table:style-name="ce33"/>
          <table:table-cell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3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7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7"/>
          <table:table-cell table:style-name="ce2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35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/>
          <table:table-cell table:style-name="ce40"/>
          <table:table-cell table:style-name="ce45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6"/>
          <table:table-cell table:style-name="ce37"/>
          <table:table-cell/>
          <table:table-cell table:style-name="ce37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 table:style-name="ce28"/>
          <table:table-cell table:style-name="ce38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table:table-column table:style-name="co8" table:default-cell-style-name="ce50"/>
        <table:table-column table:style-name="co9" table:default-cell-style-name="ce52"/>
        <table:table-column table:style-name="co10" table:default-cell-style-name="ce98"/>
        <table:table-column table:style-name="co10" table:default-cell-style-name="ce98"/>
        <table:table-column table:style-name="co11" table:default-cell-style-name="Default"/>
        <table:table-column table:style-name="co10" table:default-cell-style-name="Default"/>
        <table:table-row table:style-name="ro8">
          <table:table-cell table:style-name="ce46" office:value-type="string" table:number-columns-spanned="2" table:number-rows-spanned="1">
            <text:p>SniffTest Check List</text:p>
            <text:p><text:span text:style-name="T2">Based on Product version:2.x</text:span></text:p>
          </table:table-cell>
          <table:covered-table-cell table:style-name="ce56"/>
          <table:table-cell table:style-name="ce93"/>
          <table:table-cell table:style-name="ce93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47" office:value-type="string">
            <text:p>Selenium</text:p>
          </table:table-cell>
          <table:table-cell table:style-name="ce94" office:value-type="string" table:number-columns-spanned="2" table:number-rows-spanned="1">
            <text:p>Total <text:s/>of functions</text:p>
          </table:table-cell>
          <table:covered-table-cell/>
          <table:table-cell table:style-name="ce94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4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2" table:number-columns-repeated="5"/>
          <table:table-cell table:number-columns-repeated="247"/>
        </table:table-row>
        <table:table-row table:style-name="ro11">
          <table:table-cell table:style-name="ce49" office:value-type="string">
            <text:p>SNF_WOS_01</text:p>
          </table:table-cell>
          <table:table-cell table:style-name="ce57" office:value-type="string">
            <text:p>Show Desktop Context Menu form</text:p>
          </table:table-cell>
          <table:table-cell table:style-name="ce95" office:value-type="string">
            <text:p>Medium</text:p>
          </table:table-cell>
          <table:table-cell/>
          <table:table-cell table:formula="oooc:=COUNTIF([.C4:.C272];&quot;High&quot;)" office:value-type="float" office:value="7">
            <text:p>7</text:p>
          </table:table-cell>
          <table:table-cell table:style-name="ce106" office:value-type="string">
            <text:p>Total High priority</text:p>
          </table:table-cell>
          <table:table-cell table:formula="oooc:=SUMPRODUCT(([.C4:.C541]=&quot;High&quot;)*([.D4:.D541]=&quot;X&quot;))" office:value-type="float" office:value="0">
            <text:p>0</text:p>
          </table:table-cell>
          <table:table-cell table:style-name="ce106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2</text:p>
          </table:table-cell>
          <table:table-cell table:style-name="ce57" office:value-type="string">
            <text:p>Add application on dockbar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Medium&quot;)" office:value-type="float" office:value="10">
            <text:p>10</text:p>
          </table:table-cell>
          <table:table-cell table:style-name="ce106" office:value-type="string">
            <text:p>Total Medium priority</text:p>
          </table:table-cell>
          <table:table-cell table:formula="oooc:=SUMPRODUCT(([.C4:.C541]=&quot;Medium&quot;)*([.D4:.D541]=&quot;X&quot;))" office:value-type="float" office:value="0">
            <text:p>0</text:p>
          </table:table-cell>
          <table:table-cell table:style-name="ce106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3</text:p>
          </table:table-cell>
          <table:table-cell table:style-name="ce57" office:value-type="string">
            <text:p><text:s/>Add application by right click</text:p>
          </table:table-cell>
          <table:table-cell table:style-name="ce95" office:value-type="string">
            <text:p>High</text:p>
          </table:table-cell>
          <table:table-cell/>
          <table:table-cell table:formula="oooc:=COUNTIF([.C4:.C272];&quot;Low&quot;)" office:value-type="float" office:value="2">
            <text:p>2</text:p>
          </table:table-cell>
          <table:table-cell table:style-name="ce106" office:value-type="string">
            <text:p>Total Low priority</text:p>
          </table:table-cell>
          <table:table-cell table:formula="oooc:=SUMPRODUCT(([.C4:.C541]=&quot;Low&quot;)*([.D4:.D541]=&quot;X&quot;))" office:value-type="float" office:value="0">
            <text:p>0</text:p>
          </table:table-cell>
          <table:table-cell table:style-name="ce106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4</text:p>
          </table:table-cell>
          <table:table-cell table:style-name="ce57" office:value-type="string">
            <text:p>Check Close All Application by right click</text:p>
          </table:table-cell>
          <table:table-cell table:style-name="ce95" office:value-type="string">
            <text:p>Medium</text:p>
          </table:table-cell>
          <table:table-cell/>
          <table:table-cell table:formula="oooc:=SUM([.E4]+[.E5]+[.E6])" office:value-type="float" office:value="19">
            <text:p>19</text:p>
          </table:table-cell>
          <table:table-cell table:style-name="ce106" office:value-type="string">
            <text:p>Total case</text:p>
          </table:table-cell>
          <table:table-cell table:style-name="ce108" table:formula="oooc:=COUNTIF([.D4:.D272];&quot;N/A&quot;)" office:value-type="float" office:value="0">
            <text:p>0</text:p>
          </table:table-cell>
          <table:table-cell table:style-name="ce106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49" office:value-type="string">
            <text:p>SNF_WOS_05</text:p>
          </table:table-cell>
          <table:table-cell table:style-name="ce57" office:value-type="string">
            <text:p>Check quit an application by select Quit on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9" office:value-type="string">
            <text:p>SNF_WOS_06</text:p>
          </table:table-cell>
          <table:table-cell table:style-name="ce57" office:value-type="string">
            <text:p>Check quit an application by click (x) at the right top of the application window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7</text:p>
          </table:table-cell>
          <table:table-cell table:style-name="ce57" office:value-type="string">
            <text:p>Check Remove an application by select Remove from dockbar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8</text:p>
          </table:table-cell>
          <table:table-cell table:style-name="ce57" office:value-type="string">
            <text:p>Check status an application ( minimize/maximize/restore)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09</text:p>
          </table:table-cell>
          <table:table-cell table:style-name="ce57" office:value-type="string">
            <text:p>Change Page title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0</text:p>
          </table:table-cell>
          <table:table-cell table:style-name="ce58" office:value-type="string">
            <text:p>Change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1</text:p>
          </table:table-cell>
          <table:table-cell table:style-name="ce58" office:value-type="string">
            <text:p>Preview background image</text:p>
          </table:table-cell>
          <table:table-cell table:style-name="ce95"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2</text:p>
          </table:table-cell>
          <table:table-cell table:style-name="ce59" office:value-type="string">
            <text:p>Check when choose default backgroun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3</text:p>
          </table:table-cell>
          <table:table-cell table:style-name="ce60" office:value-type="string">
            <text:p>Upload image</text:p>
          </table:table-cell>
          <table:table-cell table:style-name="ce95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4</text:p>
          </table:table-cell>
          <table:table-cell table:style-name="ce61" office:value-type="string">
            <text:p>Upload more images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5</text:p>
          </table:table-cell>
          <table:table-cell table:style-name="ce60" office:value-type="string">
            <text:p>Upload image over 2MB</text:p>
          </table:table-cell>
          <table:table-cell table:style-name="ce95" office:value-type="string">
            <text:p>Medium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6</text:p>
          </table:table-cell>
          <table:table-cell table:style-name="ce60" office:value-type="string">
            <text:p>Delete background <text:s/>with confirmation</text:p>
          </table:table-cell>
          <table:table-cell table:style-name="ce95" office:value-type="string">
            <text:p>High</text:p>
          </table:table-cell>
          <table:table-cell table:number-columns-repeated="2"/>
          <table:table-cell table:style-name="ce107"/>
          <table:table-cell table:style-name="ce109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7</text:p>
          </table:table-cell>
          <table:table-cell table:style-name="ce60" office:value-type="string">
            <text:p>Check delete all background</text:p>
          </table:table-cell>
          <table:table-cell table:style-name="ce95" office:value-type="string">
            <text:p>Low</text:p>
          </table:table-cell>
          <table:table-cell table:number-columns-repeated="2"/>
          <table:table-cell table:style-name="ce107"/>
          <table:table-cell table:style-name="ce108"/>
          <table:table-cell table:style-name="ce107"/>
          <table:table-cell table:number-columns-repeated="247"/>
        </table:table-row>
        <table:table-row table:style-name="ro11">
          <table:table-cell table:style-name="ce49" office:value-type="string">
            <text:p>SNF_WOS_18</text:p>
          </table:table-cell>
          <table:table-cell table:style-name="ce61" office:value-type="string">
            <text:p>Show/Hide applica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9" office:value-type="string">
            <text:p>SNF_WOS_19</text:p>
          </table:table-cell>
          <table:table-cell table:style-name="ce61" office:value-type="string">
            <text:p>Check Refresh function</text:p>
          </table:table-cell>
          <table:table-cell table:style-name="ce95" office:value-type="string">
            <text:p>Medium</text:p>
          </table:table-cell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13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2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3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4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15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0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6">
          <table:table-cell table:style-name="ce49"/>
          <table:table-cell table:style-name="ce64"/>
          <table:table-cell table:style-name="ce95"/>
          <table:table-cell table:style-name="ce103"/>
          <table:table-cell table:style-name="ce104" table:number-columns-repeated="251"/>
        </table:table-row>
        <table:table-row table:style-name="ro17">
          <table:table-cell table:style-name="ce49"/>
          <table:table-cell table:style-name="ce64"/>
          <table:table-cell table:style-name="ce95"/>
          <table:table-cell table:style-name="ce51"/>
          <table:table-cell table:number-columns-repeated="251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5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style-name="ce49"/>
          <table:table-cell table:style-name="ce64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5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6"/>
          <table:table-cell table:number-columns-repeated="252"/>
        </table:table-row>
        <table:table-row table:style-name="ro7">
          <table:table-cell/>
          <table:table-cell table:style-name="ce66"/>
          <table:table-cell table:style-name="ce96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>
            <draw:frame table:end-cell-address="Check_List.B90" table:end-x="1.584cm" table:end-y="0.107cm" draw:z-index="0" draw:name="http://jira.exoplatform.org/images/icons/link_out_bot.gif" draw:style-name="gr1" draw:text-style-name="P1" svg:width="1.579cm" svg:height="0.132cm" svg:x="0.004cm" svg:y="0.426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0" table:end-x="1.323cm" table:end-y="0.103cm" draw:z-index="1" draw:name="http://jira.exoplatform.org/images/icons/link_out_bot.gif" draw:style-name="gr1" draw:text-style-name="P1" svg:width="4.643cm" svg:height="0.128cm" svg:x="8.961cm" svg:y="0.42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>
            <draw:frame table:end-cell-address="Check_List.B98" table:end-x="1.584cm" table:end-y="0.258cm" draw:z-index="2" draw:name="http://jira.exoplatform.org/images/icons/link_out_bot.gif" draw:style-name="gr1" draw:text-style-name="P1" svg:width="1.579cm" svg:height="0.088cm" svg:x="0.004cm" svg:y="0.169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8" table:end-x="1.323cm" table:end-y="0.298cm" draw:z-index="3" draw:name="http://jira.exoplatform.org/images/icons/link_out_bot.gif" draw:style-name="gr1" draw:text-style-name="P1" svg:width="4.643cm" svg:height="0.128cm" svg:x="8.961cm" svg:y="0.169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/>
          <table:table-cell table:style-name="ce68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7"/>
          <table:table-cell table:style-name="ce97"/>
          <table:table-cell table:number-columns-repeated="252"/>
        </table:table-row>
        <table:table-row table:style-name="ro7">
          <table:table-cell/>
          <table:table-cell table:style-name="ce67"/>
          <table:table-cell table:number-columns-repeated="253"/>
        </table:table-row>
        <table:table-row table:style-name="ro7">
          <table:table-cell/>
          <table:table-cell table:style-name="ce50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/>
          <table:table-cell table:style-name="ce66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7">
          <table:table-cell table:number-columns-repeated="2"/>
          <table:table-cell table:style-name="ce97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0"/>
          <table:table-cell table:number-columns-repeated="253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1"/>
          <table:table-cell table:number-columns-repeated="253"/>
        </table:table-row>
        <table:table-row table:style-name="ro7">
          <table:table-cell table:style-name="ce52"/>
          <table:table-cell table:style-name="ce72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7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style-name="ce99"/>
          <table:table-cell table:number-columns-repeated="252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9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style-name="ce97"/>
          <table:table-cell table:style-name="Default"/>
          <table:table-cell table:number-columns-repeated="251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3"/>
          <table:table-cell table:number-columns-repeated="253"/>
        </table:table-row>
        <table:table-row table:style-name="ro7">
          <table:table-cell table:style-name="ce52"/>
          <table:table-cell table:style-name="ce74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style-name="ce57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5"/>
          <table:table-cell table:number-columns-repeated="253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number-columns-repeated="254"/>
        </table:table-row>
        <table:table-row table:style-name="ro7">
          <table:table-cell table:style-name="ce52"/>
          <table:table-cell table:style-name="ce76"/>
          <table:table-cell table:style-name="ce100"/>
          <table:table-cell table:number-columns-repeated="252"/>
        </table:table-row>
        <table:table-row table:style-name="ro7">
          <table:table-cell table:style-name="ce52"/>
          <table:table-cell table:style-name="ce77"/>
          <table:table-cell table:style-name="ce101"/>
          <table:table-cell table:number-columns-repeated="252"/>
        </table:table-row>
        <table:table-row table:style-name="ro17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7">
          <table:table-cell table:style-name="ce53"/>
          <table:table-cell table:style-name="ce78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79"/>
          <table:table-cell table:style-name="ce97"/>
          <table:table-cell table:number-columns-repeated="252"/>
        </table:table-row>
        <table:table-row table:style-name="ro7">
          <table:table-cell table:style-name="ce53"/>
          <table:table-cell table:style-name="ce80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1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2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4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5"/>
          <table:table-cell table:number-columns-repeated="253"/>
        </table:table-row>
        <table:table-row table:style-name="ro7">
          <table:table-cell table:style-name="ce53"/>
          <table:table-cell table:style-name="ce83"/>
          <table:table-cell table:number-columns-repeated="253"/>
        </table:table-row>
        <table:table-row table:style-name="ro18">
          <table:table-cell table:style-name="ce51" table:number-columns-spanned="2" table:number-rows-spanned="1"/>
          <table:covered-table-cell table:style-name="ce69"/>
          <table:table-cell table:style-name="ce51" table:number-columns-repeated="2"/>
          <table:table-cell table:number-columns-repeated="251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/>
          <table:table-cell table:style-name="ce97"/>
          <table:table-cell table:number-columns-repeated="252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number-columns-repeated="254"/>
        </table:table-row>
        <table:table-row table:style-name="ro18">
          <table:table-cell table:style-name="ce53"/>
          <table:table-cell table:style-name="ce79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 table:number-columns-repeated="253"/>
        </table:table-row>
        <table:table-row table:style-name="ro18">
          <table:table-cell table:style-name="ce53"/>
          <table:table-cell table:style-name="ce78"/>
          <table:table-cell table:number-columns-repeated="253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7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8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9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86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0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1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3"/>
          <table:table-cell table:style-name="ce92"/>
          <table:table-cell/>
          <table:table-cell table:style-name="ce21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style-name="ce105"/>
          <table:table-cell table:number-columns-repeated="250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4"/>
          <table:table-cell table:style-name="ce21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row table:style-name="ro18">
          <table:table-cell table:style-name="ce55"/>
          <table:table-cell table:style-name="Default" table:number-columns-repeated="3"/>
          <table:table-cell table:number-columns-repeated="251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10" table:default-cell-style-name="ce113"/>
        <table:table-column table:style-name="co12" table:default-cell-style-name="ce49"/>
        <table:table-column table:style-name="co13" table:default-cell-style-name="ce121"/>
        <table:table-column table:style-name="co14" table:default-cell-style-name="ce125"/>
        <table:table-column table:style-name="co15" table:default-cell-style-name="ce57"/>
        <table:table-column table:style-name="co16" table:default-cell-style-name="ce126"/>
        <table:table-column table:style-name="co17" table:default-cell-style-name="ce127"/>
        <table:table-column table:style-name="co18" table:default-cell-style-name="ce127"/>
        <table:table-column table:style-name="co10" table:default-cell-style-name="ce95"/>
        <table:table-column table:style-name="co10" table:default-cell-style-name="Default"/>
        <table:table-column table:style-name="co10" table:default-cell-style-name="Default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0" table:default-cell-style-name="ce132"/>
        <table:table-column table:style-name="co19" table:default-cell-style-name="ce132"/>
        <table:table-column table:style-name="co10" table:default-cell-style-name="Default"/>
        <table:table-row table:style-name="ro19">
          <table:table-cell table:style-name="ce110"/>
          <table:table-cell table:style-name="ce114" office:value-type="string">
            <text:p>TEST CASES</text:p>
          </table:table-cell>
          <table:table-cell table:style-name="ce118"/>
          <table:table-cell table:style-name="ce115" table:number-columns-repeated="2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Passed</text:p>
          </table:table-cell>
          <table:table-cell table:style-name="ce130" table:formula="oooc:=COUNTIF([.L$7:.L$902];[.$K1])" office:value-type="float" office:value="0">
            <text:p>0</text:p>
          </table:table-cell>
          <table:table-cell table:style-name="ce130" table:formula="oooc:=COUNTIF([.M$7:.M$902];[.$K1])" office:value-type="float" office:value="0">
            <text:p>0</text:p>
          </table:table-cell>
          <table:table-cell table:style-name="ce130" table:formula="oooc:=COUNTIF([.N$7:.N$902];[.$K1])" office:value-type="float" office:value="0">
            <text:p>0</text:p>
          </table:table-cell>
          <table:table-cell table:style-name="ce130" table:formula="oooc:=COUNTIF([.O$7:.O$902];[.$K1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19">
          <table:table-cell table:style-name="ce110"/>
          <table:table-cell table:style-name="ce115" table:number-columns-repeated="4"/>
          <table:table-cell table:style-name="ce110"/>
          <table:table-cell table:style-name="ce96"/>
          <table:table-cell table:style-name="ce115" table:number-columns-repeated="3"/>
          <table:table-cell table:style-name="ce130" office:value-type="string">
            <text:p>Failed</text:p>
          </table:table-cell>
          <table:table-cell table:style-name="ce130" table:formula="oooc:=COUNTIF([.L$7:.L$902];[.$K2])" office:value-type="float" office:value="0">
            <text:p>0</text:p>
          </table:table-cell>
          <table:table-cell table:style-name="ce130" table:formula="oooc:=COUNTIF([.M$7:.M$902];[.$K2])" office:value-type="float" office:value="0">
            <text:p>0</text:p>
          </table:table-cell>
          <table:table-cell table:style-name="ce130" table:formula="oooc:=COUNTIF([.N$7:.N$902];[.$K2])" office:value-type="float" office:value="0">
            <text:p>0</text:p>
          </table:table-cell>
          <table:table-cell table:style-name="ce130" table:formula="oooc:=COUNTIF([.O$7:.O$902];[.$K2])" office:value-type="float" office:value="0">
            <text:p>0</text:p>
          </table:table-cell>
          <table:table-cell table:style-name="ce115" table:number-columns-repeated="2"/>
          <table:table-cell table:number-columns-repeated="239"/>
        </table:table-row>
        <table:table-row table:style-name="ro20">
          <table:table-cell table:style-name="ce110"/>
          <table:table-cell table:style-name="ce116" office:value-type="string">
            <text:p>Functions List Code<text:span text:style-name="T3">:</text:span></text:p>
          </table:table-cell>
          <table:table-cell table:style-name="ce119" office:value-type="string" table:number-columns-spanned="3" table:number-rows-spanned="1">
            <text:p>Sniff Test </text:p>
          </table:table-cell>
          <table:covered-table-cell table:style-name="ce122"/>
          <table:covered-table-cell table:style-name="ce119"/>
          <table:table-cell table:style-name="ce110"/>
          <table:table-cell table:style-name="ce96" office:value-type="string">
            <text:p><text:s/></text:p>
          </table:table-cell>
          <table:table-cell table:style-name="ce128"/>
          <table:table-cell table:style-name="ce110" table:number-columns-repeated="2"/>
          <table:table-cell table:style-name="ce130" office:value-type="string">
            <text:p>Blocked</text:p>
          </table:table-cell>
          <table:table-cell table:style-name="ce130" table:formula="oooc:=COUNTIF([.L$7:.L$902];[.$K3])" office:value-type="float" office:value="0">
            <text:p>0</text:p>
          </table:table-cell>
          <table:table-cell table:style-name="ce130" table:formula="oooc:=COUNTIF([.M$7:.M$902];[.$K3])" office:value-type="float" office:value="0">
            <text:p>0</text:p>
          </table:table-cell>
          <table:table-cell table:style-name="ce130" table:formula="oooc:=COUNTIF([.N$7:.N$902];[.$K3])" office:value-type="float" office:value="0">
            <text:p>0</text:p>
          </table:table-cell>
          <table:table-cell table:style-name="ce130" table:formula="oooc:=COUNTIF([.O$7:.O$902];[.$K3])" office:value-type="float" office:value="0">
            <text:p>0</text:p>
          </table:table-cell>
          <table:table-cell table:style-name="ce133"/>
          <table:table-cell table:style-name="ce128"/>
          <table:table-cell table:number-columns-repeated="239"/>
        </table:table-row>
        <table:table-row table:style-name="ro21">
          <table:table-cell table:style-name="ce110"/>
          <table:table-cell table:style-name="ce116" office:value-type="string">
            <text:p>Total Main Cases:</text:p>
          </table:table-cell>
          <table:table-cell table:style-name="ce119" table:formula="oooc:=MAX([.A7:.A6563])" office:value-type="float" office:value="19" table:number-columns-spanned="3" table:number-rows-spanned="1">
            <text:p>19</text:p>
          </table:table-cell>
          <table:covered-table-cell table:style-name="ce123"/>
          <table:covered-table-cell table:style-name="ce96"/>
          <table:table-cell table:style-name="ce110"/>
          <table:table-cell table:style-name="ce96"/>
          <table:table-cell table:style-name="ce128"/>
          <table:table-cell table:style-name="ce110" table:number-columns-repeated="2"/>
          <table:table-cell table:style-name="ce131" office:value-type="string">
            <text:p>Untested</text:p>
          </table:table-cell>
          <table:table-cell table:style-name="ce130" table:formula="oooc:=COUNTIF([.L$7:.L$902];[.$K4])" office:value-type="float" office:value="0">
            <text:p>0</text:p>
          </table:table-cell>
          <table:table-cell table:style-name="ce130" table:formula="oooc:=COUNTIF([.M$7:.M$902];[.$K4])" office:value-type="float" office:value="0">
            <text:p>0</text:p>
          </table:table-cell>
          <table:table-cell table:style-name="ce130" table:formula="oooc:=COUNTIF([.N$7:.N$902];[.$K4])" office:value-type="float" office:value="0">
            <text:p>0</text:p>
          </table:table-cell>
          <table:table-cell table:style-name="ce130" table:formula="oooc:=COUNTIF([.O$7:.O$902];[.$K4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22">
          <table:table-cell table:style-name="ce110" table:number-columns-repeated="3"/>
          <table:table-cell table:style-name="ce124"/>
          <table:table-cell table:style-name="ce110" table:number-columns-repeated="2"/>
          <table:table-cell table:style-name="ce96"/>
          <table:table-cell table:style-name="ce128"/>
          <table:table-cell table:style-name="ce110" table:number-columns-repeated="2"/>
          <table:table-cell office:value-type="string">
            <text:p>N/A</text:p>
          </table:table-cell>
          <table:table-cell table:style-name="ce130" table:formula="oooc:=COUNTIF([.L$7:.L$902];[.$K5])" office:value-type="float" office:value="0">
            <text:p>0</text:p>
          </table:table-cell>
          <table:table-cell table:style-name="ce130" table:formula="oooc:=COUNTIF([.M$7:.M$902];[.$K5])" office:value-type="float" office:value="0">
            <text:p>0</text:p>
          </table:table-cell>
          <table:table-cell table:style-name="ce130" table:formula="oooc:=COUNTIF([.N$7:.N$902];[.$K5])" office:value-type="float" office:value="0">
            <text:p>0</text:p>
          </table:table-cell>
          <table:table-cell table:style-name="ce130" table:formula="oooc:=COUNTIF([.O$7:.O$902];[.$K5])" office:value-type="float" office:value="0">
            <text:p>0</text:p>
          </table:table-cell>
          <table:table-cell table:style-name="ce134"/>
          <table:table-cell table:style-name="ce128"/>
          <table:table-cell table:number-columns-repeated="239"/>
        </table:table-row>
        <table:table-row table:style-name="ro12">
          <table:table-cell table:style-name="ce111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17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>
            <text:p>Tester</text:p>
          </table:table-cell>
          <table:table-cell table:style-name="ce117">
            <text:p>IE7</text:p>
          </table:table-cell>
          <table:table-cell table:style-name="ce117">
            <text:p>FireFox3.5</text:p>
          </table:table-cell>
          <table:table-cell table:style-name="ce117">
            <text:p>Comment/Bug</text:p>
          </table:table-cell>
          <table:table-cell table:style-name="ce117" table:number-columns-repeated="1"/>
          <table:table-cell table:style-name="ce135" office:value-type="string">
            <text:p>Comment</text:p>
          </table:table-cell>
          <table:table-cell table:style-name="ce136" office:value-type="string">
            <text:p>Comment</text:p>
          </table:table-cell>
          <table:table-cell table:style-name="ce137" table:number-columns-repeated="2"/>
          <table:table-cell table:number-columns-repeated="237"/>
        </table:table-row>
        <table:table-row table:style-name="ro4">
          <table:table-cell table:style-name="ce112" office:value-type="float" office:value="1">
            <text:p>1.00</text:p>
          </table:table-cell>
          <table:table-cell office:value-type="string">
            <text:p>SNF_WOS_01</text:p>
          </table:table-cell>
          <table:table-cell table:style-name="ce120" office:value-type="float" office:value="1">
            <text:p>1.00</text:p>
          </table:table-cell>
          <table:table-cell office:value-type="string">
            <text:p>Webos\Application\Basic_Actions\Show_form</text:p>
          </table:table-cell>
          <table:table-cell office:value-type="string">
            <text:p>Show Desktop Context Menu form</text:p>
          </table:table-cell>
          <table:table-cell office:value-type="string">
            <text:p>Step 1: <text:s/>Show context menu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</table:table-cell>
          <table:table-cell office:value-type="string">
            <text:p>- Desktop page is appeared</text:p>
            <text:p>- Desktop Context Menu form is show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WOS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Webos\Application\Basic_Actions\Add </text:p>
          </table:table-cell>
          <table:table-cell office:value-type="string">
            <text:p>Add application on dockbar</text:p>
          </table:table-cell>
          <table:table-cell office:value-type="string">
            <text:p>Step 1: Add application</text:p>
          </table:table-cell>
          <table:table-cell office:value-type="string">
            <text:p>- Login by admin</text:p>
            <text:p>- Go to Desktop page</text:p>
            <text:p><text:span text:style-name="T4">-Click on Desktop shortcut on the Tool bar</text:span></text:p>
            <text:p><text:span text:style-name="T4">- Click add applications icon</text:span></text:p>
            <text:p><text:span text:style-name="T4">- Choose application which want to added and </text:span><text:span text:style-name="T4">'Click and keep this application in a page'</text:span></text:p>
          </table:table-cell>
          <table:table-cell office:value-type="string">
            <text:p>- Desktop page is appeared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4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WOS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Webos\Application\Basic_Actions\Add by right click</text:p>
          </table:table-cell>
          <table:table-cell office:value-type="string">
            <text:p><text:s/>Add application by right click</text:p>
          </table:table-cell>
          <table:table-cell office:value-type="string">
            <text:p>Step 1: <text:s/>Add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<text:span text:style-name="T5">- Choose application which want to added and </text:span><text:span text:style-name="T5">'Click and keep this application in a page'</text:span></text:p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<text:span text:style-name="T5">- Applications are added on applications bar</text:span></text:p>
          </table:table-cell>
          <table:table-cell office:value-type="string">
            <text:p>High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5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WOS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Webos\Application\Basic_Actions\Close all application</text:p>
          </table:table-cell>
          <table:table-cell office:value-type="string">
            <text:p>Check Close All Application by right click</text:p>
          </table:table-cell>
          <table:table-cell office:value-type="string">
            <text:p>Step 1: Check Close All Application by right click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Add application in context menu</text:p>
            <text:p>- Select a category in the left pane which hold some portelts</text:p>
            <text:p>- Select some portelts <text:s/>and Click <text:span text:style-name="T1">Add and </text:span><text:span text:style-name="T1">keep this application in page</text:span></text:p>
            <text:p><text:span text:style-name="T1">-</text:span><text:span text:style-name="T6">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any empty area on the desktop page and choose Close All from the drop-down menu.</text:p>
            <text:p/>
          </table:table-cell>
          <table:table-cell office:value-type="string">
            <text:p>- Desktop page is appeared</text:p>
            <text:p>- Desktop Context Menu form is show</text:p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All application is closed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6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WOS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Webos\Application\Basic_Actions\Quit application on dockbar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Step 1: Check quit an application by select Quit on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Quit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icon application dockbar disappear</text:p>
          </table:table-cell>
          <table:table-cell office:value-type="string">
            <text:p>Medium</text:p>
          </table:table-cell>
          <table:table-cell table:style-name="ce126"/>
          <table:table-cell table:style-name="ce132"/>
          <table:table-cell table:number-columns-repeated="5"/>
          <table:table-cell table:style-name="ce126" table:number-columns-repeated="2"/>
          <table:table-cell table:style-name="ce138" table:number-columns-repeated="238"/>
        </table:table-row>
        <table:table-row table:style-name="ro27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WOS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Webos\Application\Basic_Actions\Quit application by click at top</text:p>
          </table:table-cell>
          <table:table-cell office:value-type="string">
            <text:p>Check quit an application by click (x) at the right top of the application window</text:p>
          </table:table-cell>
          <table:table-cell office:value-type="string">
            <text:p>Step 1: Check quit an application by click (x) at the right top of the application window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Select an application and click (x) at the right top of the application window.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</text:p>
          </table:table-cell>
          <table:table-cell office:value-type="string">
            <text:p>Medium</text:p>
          </table:table-cell>
          <table:table-cell table:style-name="ce129"/>
          <table:table-cell table:style-name="ce132"/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8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WOS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Webos\Application\Basic_Actions\Remove application form dockbar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Step 1: Check Remove an application by select Remove from dockbar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Right-click the application icon on the Dock bar and select Remove application form Dockbar .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Applications don't show on desktop page and dockbar </text:p>
            <text:p/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9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WOS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Webos\Application\Basic_Actions\Check status</text:p>
          </table:table-cell>
          <table:table-cell office:value-type="string">
            <text:p>Check status an application ( minimize/maximize/restore)</text:p>
          </table:table-cell>
          <table:table-cell office:value-type="string">
            <text:p>Step 1: Check status an application ( minimize/maximize/restore)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- click (-) on the info bar of the application or click on appliction on the Dock bar.</text:p>
            <text:p>- Click maximize icon on the info bar of the application to view its full size</text:p>
            <text:p>- Click restore down icon on the infor bar of the application 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- The application is minimized and the dockbar application icon is remained, stating that the application is still running.</text:p>
            <text:p>- The icon will be changed and show application with full size</text:p>
            <text:p>- The application is restored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23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WOS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Webos\Application\Basic_Actions\Change page title</text:p>
          </table:table-cell>
          <table:table-cell office:value-type="string">
            <text:p>Change Page title</text:p>
          </table:table-cell>
          <table:table-cell office:value-type="string">
            <text:p>Step 1: Change Page titl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Page Title in context menu</text:p>
            <text:p>- Change current value of Page title</text:p>
            <text:p>- Click <text:span text:style-name="T1">Save</text:span></text:p>
          </table:table-cell>
          <table:table-cell office:value-type="string">
            <text:p>- Desktop page is appeared</text:p>
            <text:p>- Desktop Context Menu form is show</text:p>
            <text:p>- Desktop Page Setting form appear </text:p>
            <text:p>- Edit page title successfully with new title </text:p>
          </table:table-cell>
          <table:table-cell office:value-type="string">
            <text:p>Medium</text:p>
          </table:table-cell>
          <table:table-cell table:style-name="ce129"/>
          <table:table-cell table:style-name="ce132">
            <text:p>hang.nguyen</text:p>
          </table:table-cell>
          <table:table-cell table:number-columns-repeated="5"/>
          <table:table-cell table:style-name="ce129" table:number-columns-repeated="2"/>
          <table:table-cell table:style-name="ce138" table:number-columns-repeated="238"/>
        </table:table-row>
        <table:table-row table:style-name="ro30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WOS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Webos\Application\Basic_Actions\Change background</text:p>
          </table:table-cell>
          <table:table-cell table:style-name="ce58" office:value-type="string">
            <text:p>Change background image</text:p>
          </table:table-cell>
          <table:table-cell office:value-type="string">
            <text:p>Step 1: Change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Choose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WOS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Webos\Application\Basic_Actions\Preview background</text:p>
          </table:table-cell>
          <table:table-cell table:style-name="ce58" office:value-type="string">
            <text:p>Preview background image</text:p>
          </table:table-cell>
          <table:table-cell office:value-type="string">
            <text:p>Step 1: Preview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nd image in list and click Preview Image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Show your background is selected</text:p>
          </table:table-cell>
          <table:table-cell office:value-type="string">
            <text:p>Low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WOS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Webos\Application\Basic_Actions\Default background</text:p>
          </table:table-cell>
          <table:table-cell table:style-name="ce59" office:value-type="string">
            <text:p>Check when choose default background image</text:p>
          </table:table-cell>
          <table:table-cell office:value-type="string">
            <text:p>Step 1: Check when choose default backgroun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Select a backgroud image in list and click Choose Image</text:p>
            <text:p>- Click the Get Default link at the right corner of this form.</text:p>
            <text:p>- Click Close button</text:p>
          </table:table-cell>
          <table:table-cell office:value-type="string">
            <text:p>- Desktop page is appeared</text:p>
            <text:p>- Desktop Context Menu form is show</text:p>
            <text:p>- <text:s/>Background Image form appear includes: All available images for the WebOS background are displayed</text:p>
            <text:p>- New background is changed successfully</text:p>
            <text:p><text:span text:style-name="T7">- Return to Default background image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WOS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Webos\Application\Basic_Actions\Upload image</text:p>
          </table:table-cell>
          <table:table-cell table:style-name="ce60" office:value-type="string">
            <text:p>Upload image</text:p>
          </table:table-cell>
          <table:table-cell office:value-type="string">
            <text:p>Step 1:Upload image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0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WOS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Webos\Application\Basic_Actions\Upload more</text:p>
          </table:table-cell>
          <table:table-cell table:style-name="ce61" office:value-type="string">
            <text:p>Upload more images</text:p>
          </table:table-cell>
          <table:table-cell office:value-type="string">
            <text:p>Step 1: Upload more images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<text:span text:style-name="T7">- Click the Upload button at the bottom of the </text:span><text:span text:style-name="T7">Choose Background Image form.</text:span></text:p>
            <text:p><text:span text:style-name="T7">- Select your desired image by clicking </text:span><text:span text:style-name="T7">Browse... on the Upload Images form.</text:span></text:p>
            <text:p><text:span text:style-name="T7">- Click (+) icon to add more images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New background is displayed in lis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1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WOS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Webos\Application\Basic_Actions\Upload over 2MB</text:p>
          </table:table-cell>
          <table:table-cell table:style-name="ce60" office:value-type="string">
            <text:p>Upload image over 2MB</text:p>
          </table:table-cell>
          <table:table-cell office:value-type="string">
            <text:p>Step 1: Upload image over 2MB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- Click the Upload button at the bottom of the Choose Background Image form.</text:p>
            <text:p><text:span text:style-name="T7">- Select your desired image ( over 2MB) by </text:span><text:span text:style-name="T7">clicking Browse... on the Upload Images form.</text:span></text:p>
            <text:p><text:span text:style-name="T7">- Click Save to accept your upload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<text:span text:style-name="T7">- Show message alert:The file must be less </text:span><text:span text:style-name="T7">than 2 MB.</text:span></text:p>
          </table:table-cell>
          <table:table-cell table:style-name="ce96" office:value-type="string">
            <text:p>Medium</text:p>
          </table:table-cell>
          <table:table-cell table:style-name="ce110" table:number-columns-repeated="1"/>
          <table:table-cell table:style-name="ce110">
            <text:p>hang.nguyen</text:p>
          </table:table-cell>
          <table:table-cell table:style-name="ce110" table:number-columns-repeated="245"/>
        </table:table-row>
        <table:table-row table:style-name="ro3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WOS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Webos\Application\Basic_Actions\Delete background</text:p>
          </table:table-cell>
          <table:table-cell table:style-name="ce60" office:value-type="string">
            <text:p>Delete background <text:s/>with confirmation</text:p>
          </table:table-cell>
          <table:table-cell office:value-type="string">
            <text:p>Step 1: Delete background <text:s/>with confirmation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Click <text:span text:style-name="T1">Delete</text:span><text:span text:style-name="T6"> icon corresponding to a </text:span><text:span text:style-name="T6">background in list</text:span></text:p>
            <text:p><text:span text:style-name="T6">- Click </text:span><text:span text:style-name="T1">OK</text:span>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Background is removed</text:p>
          </table:table-cell>
          <table:table-cell table:style-name="ce96" office:value-type="string">
            <text:p>High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23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WOS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Webos\Application\Basic_Actions\Delete all</text:p>
          </table:table-cell>
          <table:table-cell table:style-name="ce60" office:value-type="string">
            <text:p>Check delete all background</text:p>
          </table:table-cell>
          <table:table-cell office:value-type="string">
            <text:p>Step 1: Check delete all background</text:p>
          </table:table-cell>
          <table:table-cell office:value-type="string">
            <text:p>- Login by admin</text:p>
            <text:p>- Go to Desktop page</text:p>
            <text:p>- Right-click any empty area on the desktop page</text:p>
            <text:p>- Choose Change Background in context menu</text:p>
            <text:p>- Delete all background in list</text:p>
          </table:table-cell>
          <table:table-cell office:value-type="string">
            <text:p>Desktop page is appeared</text:p>
            <text:p>- Desktop Context Menu form is show</text:p>
            <text:p>- <text:s/>Background Image form appear includes: All available images for the WebOS background are displayed</text:p>
            <text:p>- All Backgrounds are removed and Background Image form is displayed is empty.</text:p>
          </table:table-cell>
          <table:table-cell table:style-name="ce96" office:value-type="string">
            <text:p>Low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3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WOS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Webos\Application\Basic_Actions\Show Hide application</text:p>
          </table:table-cell>
          <table:table-cell table:style-name="ce61" office:value-type="string">
            <text:p>Show/Hide application</text:p>
          </table:table-cell>
          <table:table-cell office:value-type="string">
            <text:p>Step 1:Show/Hide application</text:p>
          </table:table-cell>
          <table:table-cell office:value-type="string">
            <text:p>- Login by admin</text:p>
            <text:p>- Go to dockbar, click <text:span text:style-name="T1">Add Application</text:span></text:p>
            <text:p><text:span text:style-name="T1">- </text:span><text:span text:style-name="T6">Select a category in the left pane which hold </text:span><text:span text:style-name="T6">some portelts</text:span></text:p>
            <text:p><text:span text:style-name="T6">- Select some portelts <text:s/>and Click Add and keep </text:span><text:span text:style-name="T6">this application in page</text:span></text:p>
            <text:p><text:span text:style-name="T6">- Hover your cursor over the Dockbar and click </text:span><text:span text:style-name="T6">this application icon</text:span></text:p>
            <text:p>- The hovered icon will display the application name, allowing you to recognize your desired application easily.</text:p>
            <text:p><text:span text:style-name="T7">- Click Show/Hide Application icon on dockbar</text:span></text:p>
            <text:p><text:span text:style-name="T7">- Click Show/Hide Application icon on dockbar</text:span></text:p>
            <text:p/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Some portelts <text:s/>is added into dock-bar and already to be used.</text:p>
            <text:p>- When select <text:span text:style-name="T1">Add and keep this application </text:span><text:span text:style-name="T1">in page</text:span>: the application is added to dockbar without being loaded</text:p>
            <text:p>- Some porltet is opened successfully</text:p>
            <text:p><text:span text:style-name="T7">- All application is closed</text:span></text:p>
            <text:p><text:span text:style-name="T7">- All application is opened</text:span>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row table:style-name="ro34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WOS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office:value-type="string">
            <text:p>Webos\Application\Basic_Actions\Refresh</text:p>
          </table:table-cell>
          <table:table-cell table:style-name="ce61" office:value-type="string">
            <text:p>Check Refresh function</text:p>
          </table:table-cell>
          <table:table-cell office:value-type="string">
            <text:p>Step 1:Check Refresh function</text:p>
          </table:table-cell>
          <table:table-cell office:value-type="string">
            <text:p>- Login by admin ( browser 1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register new account and Click (+) corresponding to your desired application. </text:p>
            <text:p>- Select <text:span text:style-name="T1">Register</text:span> portlet on the dockbar</text:p>
            <text:p>- Add new user</text:p>
            <text:p><text:span text:style-name="T1">- </text:span><text:span text:style-name="T6">Use admin account to go to Community </text:span><text:span text:style-name="T6">Management page on dockbar</text:span></text:p>
            <text:p>- Choose User management tab </text:p>
            <text:p>- Login by HR ( brower 2)</text:p>
            <text:p>- Go to dockbar, click <text:span text:style-name="T1">Add Application</text:span></text:p>
            <text:p><text:span text:style-name="T1">- Select a category in the left pane which </text:span><text:span text:style-name="T1">hold register page </text:span></text:p>
            <text:p>- Select organization management and Click (+) corresponding to your desired application. </text:p>
            <text:p>- Right-click any empty area on the desktop page</text:p>
            <text:p>- Choose Refresh in context menu</text:p>
          </table:table-cell>
          <table:table-cell office:value-type="string">
            <text:p>- Add Application form appear includes: </text:p>
            <text:p><text:s text:c="3"/>+ There is a list of categories in the right pane</text:p>
            <text:p><text:s text:c="3"/>+ An Application list of each category in the left pane</text:p>
            <text:p>- All application of category is showed</text:p>
            <text:p>- Register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New added user is displayed in users list</text:p>
            <text:p>- All application of category is showed</text:p>
            <text:p>- Organization management portlet is added into dock-bar and already to be used.</text:p>
            <text:p>- The application window will be shown on the Desktop. When an application is running, will appear right under its icon on the Dock bar to indicate that application is running.</text:p>
            <text:p>- Desktop Context Menu form is show</text:p>
            <text:p>- New user is updated in list</text:p>
          </table:table-cell>
          <table:table-cell table:style-name="ce96" office:value-type="string">
            <text:p>Medium</text:p>
          </table:table-cell>
          <table:table-cell table:number-columns-repeated="1"/>
          <table:table-cell>
            <text:p>hang.nguyen</text:p>
          </table:table-cell>
          <table:table-cell table:style-name="Default" table:number-columns-repeated="5"/>
          <table:table-cell table:number-columns-repeated="240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table:table-column table:style-name="co20" table:default-cell-style-name="ce49"/>
        <table:table-column table:style-name="co21" table:default-cell-style-name="ce127"/>
        <table:table-column table:style-name="co21" table:default-cell-style-name="ce127"/>
        <table:table-column table:style-name="co22" table:default-cell-style-name="ce150"/>
        <table:table-column table:style-name="co10" table:default-cell-style-name="ce153"/>
        <table:table-column table:style-name="co10" table:default-cell-style-name="ce155"/>
        <table:table-row table:style-name="ro10">
          <table:table-cell table:style-name="ce139" office:value-type="string" table:number-columns-spanned="5" table:number-rows-spanned="2">
            <text:p><text:span text:style-name="T8"><text:s/></text:span><text:span text:style-name="T8">Functionalities List</text:span></text:p>
            <text:p><text:span text:style-name="T8">Based on document version: 2.0.x</text:span></text:p>
          </table:table-cell>
          <table:covered-table-cell table:number-columns-repeated="3" table:style-name="ce143"/>
          <table:covered-table-cell table:style-name="Default"/>
          <table:table-cell table:style-name="Default" table:number-columns-repeated="243"/>
        </table:table-row>
        <table:table-row table:style-name="ro10">
          <table:covered-table-cell table:style-name="ce140"/>
          <table:covered-table-cell table:number-columns-repeated="3" table:style-name="ce143"/>
          <table:covered-table-cell table:style-name="ce47"/>
          <table:table-cell table:style-name="Default" table:number-columns-repeated="243"/>
        </table:table-row>
        <table:table-row table:style-name="ro35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style-name="Default" table:number-columns-repeated="243"/>
        </table:table-row>
        <table:table-row table:style-name="ro11">
          <table:table-cell office:value-type="string">
            <text:p>SNF_WOS_01</text:p>
          </table:table-cell>
          <table:table-cell table:number-columns-repeated="3" office:value-type="string">
            <text:p>Show Desktop Context Menu form</text:p>
          </table:table-cell>
          <table:table-cell table:formula="oooc:=SUMPRODUCT(([SniffTest.B$7:SniffTest.B$906]=[.$A4])*([SniffTest.A$7:SniffTest.A$906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11">
          <table:table-cell office:value-type="string">
            <text:p>SNF_WOS_02</text:p>
          </table:table-cell>
          <table:table-cell office:value-type="string">
            <text:p>Add application on dockbar</text:p>
          </table:table-cell>
          <table:table-cell office:value-type="string">
            <text:p>Add application on dockbar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3</text:p>
          </table:table-cell>
          <table:table-cell table:number-columns-repeated="2" office:value-type="string">
            <text:p><text:s/>Add application by right click</text:p>
          </table:table-cell>
          <table:table-cell office:value-type="string">
            <text:p>Add application is added successfully</text:p>
          </table:table-cell>
          <table:table-cell table:formula="oooc:=SUMPRODUCT(([SniffTest.B$7:SniffTest.B$906]=[.$A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4</text:p>
          </table:table-cell>
          <table:table-cell table:number-columns-repeated="2" office:value-type="string">
            <text:p>Check Close All Application by right click</text:p>
          </table:table-cell>
          <table:table-cell office:value-type="string">
            <text:p>All application is closed successfully</text:p>
          </table:table-cell>
          <table:table-cell table:formula="oooc:=SUMPRODUCT(([SniffTest.B$7:SniffTest.B$906]=[.$A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5</text:p>
          </table:table-cell>
          <table:table-cell office:value-type="string">
            <text:p>Check quit an application by select Quit on dockbar</text:p>
          </table:table-cell>
          <table:table-cell office:value-type="string">
            <text:p>Check quit an application by select Quit on dockbar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6</text:p>
          </table:table-cell>
          <table:table-cell table:number-columns-repeated="2" office:value-type="string">
            <text:p>Check quit an application by click (x) at the right top of the application window</text:p>
          </table:table-cell>
          <table:table-cell table:style-name="ce151" office:value-type="string">
            <text:p>Quit an application successfully</text:p>
          </table:table-cell>
          <table:table-cell table:formula="oooc:=SUMPRODUCT(([SniffTest.B$7:SniffTest.B$906]=[.$A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7</text:p>
          </table:table-cell>
          <table:table-cell office:value-type="string">
            <text:p>Check Remove an application by select Remove from dockbar</text:p>
          </table:table-cell>
          <table:table-cell office:value-type="string">
            <text:p>Check Remove an application by select Remove from dockbar</text:p>
          </table:table-cell>
          <table:table-cell table:style-name="ce151" office:value-type="string">
            <text:p>Remove an application successfully</text:p>
          </table:table-cell>
          <table:table-cell table:formula="oooc:=SUMPRODUCT(([SniffTest.B$7:SniffTest.B$906]=[.$A1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08</text:p>
          </table:table-cell>
          <table:table-cell table:number-columns-repeated="2" office:value-type="string">
            <text:p>Check status an application ( minimize/maximize/restore)</text:p>
          </table:table-cell>
          <table:table-cell table:style-name="ce148" office:value-type="string">
            <text:p>Application is maximized/minimized and shown/hidden successfully</text:p>
          </table:table-cell>
          <table:table-cell table:formula="oooc:=SUMPRODUCT(([SniffTest.B$7:SniffTest.B$906]=[.$A1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09</text:p>
          </table:table-cell>
          <table:table-cell table:number-columns-repeated="2" office:value-type="string">
            <text:p>Change Page title</text:p>
          </table:table-cell>
          <table:table-cell table:style-name="ce127" office:value-type="string">
            <text:p>Change Page title successfully</text:p>
          </table:table-cell>
          <table:table-cell table:formula="oooc:=SUMPRODUCT(([SniffTest.B$7:SniffTest.B$906]=[.$A1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0</text:p>
          </table:table-cell>
          <table:table-cell table:number-columns-repeated="2" table:style-name="ce144" office:value-type="string">
            <text:p>Change background image</text:p>
          </table:table-cell>
          <table:table-cell table:style-name="ce148" office:value-type="string">
            <text:p>Background is changed from existing successfully</text:p>
          </table:table-cell>
          <table:table-cell table:formula="oooc:=SUMPRODUCT(([SniffTest.B$7:SniffTest.B$906]=[.$A13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1</text:p>
          </table:table-cell>
          <table:table-cell table:number-columns-repeated="2" table:style-name="ce144" office:value-type="string">
            <text:p>Preview background image</text:p>
          </table:table-cell>
          <table:table-cell table:style-name="ce148" office:value-type="string">
            <text:p>Preview background image successfully</text:p>
          </table:table-cell>
          <table:table-cell table:formula="oooc:=SUMPRODUCT(([SniffTest.B$7:SniffTest.B$906]=[.$A14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office:value-type="string">
            <text:p>SNF_WOS_12</text:p>
          </table:table-cell>
          <table:table-cell table:number-columns-repeated="2" table:style-name="ce145" office:value-type="string">
            <text:p>Check when choose default background image</text:p>
          </table:table-cell>
          <table:table-cell table:style-name="ce148" office:value-type="string">
            <text:p>Background is changed to default successfully</text:p>
          </table:table-cell>
          <table:table-cell table:formula="oooc:=SUMPRODUCT(([SniffTest.B$7:SniffTest.B$906]=[.$A15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3</text:p>
          </table:table-cell>
          <table:table-cell table:number-columns-repeated="2" table:style-name="ce146" office:value-type="string">
            <text:p>Upload image</text:p>
          </table:table-cell>
          <table:table-cell table:style-name="ce146" office:value-type="string">
            <text:p>Upload image successfully</text:p>
          </table:table-cell>
          <table:table-cell table:formula="oooc:=SUMPRODUCT(([SniffTest.B$7:SniffTest.B$906]=[.$A16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4</text:p>
          </table:table-cell>
          <table:table-cell table:number-columns-repeated="2" table:style-name="ce147" office:value-type="string">
            <text:p>Upload more images</text:p>
          </table:table-cell>
          <table:table-cell table:style-name="ce147" office:value-type="string">
            <text:p>Upload more images successfully</text:p>
          </table:table-cell>
          <table:table-cell table:formula="oooc:=SUMPRODUCT(([SniffTest.B$7:SniffTest.B$906]=[.$A17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5</text:p>
          </table:table-cell>
          <table:table-cell table:number-columns-repeated="2" table:style-name="ce146" office:value-type="string">
            <text:p>Upload image over 2MB</text:p>
          </table:table-cell>
          <table:table-cell table:style-name="ce146" office:value-type="string">
            <text:p>Upload image over 2MB successfully</text:p>
          </table:table-cell>
          <table:table-cell table:formula="oooc:=SUMPRODUCT(([SniffTest.B$7:SniffTest.B$906]=[.$A18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6</text:p>
          </table:table-cell>
          <table:table-cell table:number-columns-repeated="2" table:style-name="ce146" office:value-type="string">
            <text:p>Delete background <text:s/>with confirmation</text:p>
          </table:table-cell>
          <table:table-cell table:style-name="ce152" office:value-type="string">
            <text:p>Delete background successfully</text:p>
          </table:table-cell>
          <table:table-cell table:formula="oooc:=SUMPRODUCT(([SniffTest.B$7:SniffTest.B$906]=[.$A19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7</text:p>
          </table:table-cell>
          <table:table-cell table:number-columns-repeated="2" table:style-name="ce146" office:value-type="string">
            <text:p>Check delete all background</text:p>
          </table:table-cell>
          <table:table-cell table:style-name="ce152" office:value-type="string">
            <text:p><text:s/>delete all background <text:s/>successfully</text:p>
          </table:table-cell>
          <table:table-cell table:formula="oooc:=SUMPRODUCT(([SniffTest.B$7:SniffTest.B$906]=[.$A20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8</text:p>
          </table:table-cell>
          <table:table-cell table:number-columns-repeated="2" table:style-name="ce147" office:value-type="string">
            <text:p>Show/Hide application</text:p>
          </table:table-cell>
          <table:table-cell table:style-name="ce148" office:value-type="string">
            <text:p>Application is added/shown/hidden successfully</text:p>
          </table:table-cell>
          <table:table-cell table:formula="oooc:=SUMPRODUCT(([SniffTest.B$7:SniffTest.B$906]=[.$A21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office:value-type="string">
            <text:p>SNF_WOS_19</text:p>
          </table:table-cell>
          <table:table-cell table:number-columns-repeated="2" table:style-name="ce147" office:value-type="string">
            <text:p>Check Refresh function</text:p>
          </table:table-cell>
          <table:table-cell table:style-name="ce148" office:value-type="string">
            <text:p>Desktop is refreshed successfully</text:p>
          </table:table-cell>
          <table:table-cell table:formula="oooc:=SUMPRODUCT(([SniffTest.B$7:SniffTest.B$906]=[.$A22])*([SniffTest.A$7:SniffTest.A$906]&lt;&gt;&quot;&quot;))" office:value-type="float" office:value="1">
            <text:p>1</text:p>
          </table:table-cell>
          <table:table-cell table:number-columns-repeated="243"/>
        </table:table-row>
        <table:table-row table:style-name="ro36">
          <table:table-cell table:style-name="ce141" office:value-type="string">
            <text:p>Total</text:p>
          </table:table-cell>
          <table:table-cell table:style-name="ce148" table:number-columns-repeated="3"/>
          <table:table-cell table:style-name="ce154" table:formula="oooc:=SUM([.E4:.E22])" office:value-type="float" office:value="19">
            <text:p>19</text:p>
          </table:table-cell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row table:style-name="ro7">
          <table:table-cell table:style-name="ce142"/>
          <table:table-cell table:style-name="ce149"/>
          <table:table-cell table:style-name="ce150"/>
          <table:table-cell table:number-columns-repeated="2"/>
          <table:table-cell table:style-name="Default" table:number-columns-repeated="243"/>
        </table:table-row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  <table:table-column table:style-name="co10" table:default-cell-style-name="ce155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en" style:country-asian="US" style:font-name-complex="Tahoma2" style:language-complex="vi" style:country-complex="V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vi" style:country-complex="V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style:text-properties fo:color="#ff0000"/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style:text-properties fo:color="#ff0000"/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£</number:text>
      <number:number number:decimal-places="0" number:min-integer-digits="1" number:grouping="true"/>
      <number:text> </number:text>
    </number:number-style>
    <number:number-style style:name="N146P1" style:volatile="true">
      <number:text>-£</number:text>
      <number:number number:decimal-places="0" number:min-integer-digits="1" number:grouping="true"/>
      <number:text> </number:text>
    </number:number-style>
    <number:number-style style:name="N146P2" style:volatile="true">
      <number:text> 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number:number number:decimal-places="2" number:min-integer-digits="1" number:grouping="true"/>
      <number:text> </number:text>
    </number:number-style>
    <number:number-style style:name="N152P1" style:volatile="true">
      <number:text>-£</number:text>
      <number:number number:decimal-places="2" number:min-integer-digits="1" number:grouping="true"/>
      <number:text> </number:text>
    </number:number-style>
    <number:number-style style:name="N152P2" style:volatile="true">
      <number:text> £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£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style:text-properties fo:color="#ff0000"/>
      <number:text>£-</number:text>
      <number:number number:decimal-places="2" number:min-integer-digits="1" number:grouping="true"/>
      <style:map style:condition="value()&gt;=0" style:apply-style-name="N156P0"/>
    </number:number-style>
    <number:date-style style:name="N157">
      <number:day/>
      <number:text>-</number:text>
      <number:month number:textual="true"/>
      <number:text>-</number:text>
      <number:year/>
    </number:date-style>
    <number:date-style style:name="N158P0" style:volatile="true">
      <number:day/>
      <number:text>-</number:text>
      <number:month number:textual="true"/>
      <number:text>-</number:text>
      <number:year/>
    </number:date-style>
    <number:text-style style:name="N158">
      <number:text-content/>
      <style:map style:condition="value()&gt;=0" style:apply-style-name="N158P0"/>
    </number:text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number-style style:name="N189">
      <number:number number:decimal-places="0" number:min-integer-digits="3"/>
    </number:number-style>
    <number:date-style style:name="N191P0" style:volatile="true">
      <number:month/>
      <number:text>/</number:text>
      <number:day/>
      <number:text>/</number:text>
      <number:year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0" number:min-integer-digits="4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0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5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2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8P0"/>
    </number:number-style>
    <number:number-style style:name="N202P0" style:volatile="true">
      <number:number number:decimal-places="0" number:min-integer-digits="1" number:grouping="true"/>
      <number:text> € </number:text>
    </number:number-style>
    <number:number-style style:name="N202P1" style:volatile="true">
      <number:text>-</number:text>
      <number:number number:decimal-places="0" number:min-integer-digits="1" number:grouping="true"/>
      <number:text> € </number:text>
    </number:number-style>
    <number:number-style style:name="N202P2" style:volatile="true">
      <number:text> - €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number number:decimal-places="0" number:min-integer-digits="1" number:grouping="true"/>
      <number:text>    </number:text>
    </number:number-style>
    <number:number-style style:name="N206P1" style:volatile="true">
      <number:text>-</number:text>
      <number:number number:decimal-places="0" number:min-integer-digits="1" number:grouping="true"/>
      <number:text>    </number:text>
    </number:number-style>
    <number:number-style style:name="N206P2" style:volatile="true">
      <number:text> -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number number:decimal-places="2" number:min-integer-digits="1" number:grouping="true"/>
      <number:text> € </number:text>
    </number:number-style>
    <number:number-style style:name="N210P1" style:volatile="true">
      <number:text>-</number:text>
      <number:number number:decimal-places="2" number:min-integer-digits="1" number:grouping="true"/>
      <number:text> € </number:text>
    </number:number-style>
    <number:number-style style:name="N210P2" style:volatile="true">
      <number:text> -</number:text>
      <number:number number:decimal-places="0" number:min-integer-digits="0"/>
      <number:text> €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number number:decimal-places="2" number:min-integer-digits="1" number:grouping="true"/>
      <number:text>    </number:text>
    </number:number-style>
    <number:number-style style:name="N214P1" style:volatile="true">
      <number:text>-</number:text>
      <number:number number:decimal-places="2" number:min-integer-digits="1" number:grouping="true"/>
      <number:text>    </number:text>
    </number:number-style>
    <number:number-style style:name="N214P2" style:volatile="true">
      <number:text> -</number:text>
      <number:number number:decimal-places="0" number:min-integer-digits="0"/>
      <number:text>   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6P0"/>
    </number:currency-style>
    <number:date-style style:name="N217">
      <number:month number:style="long"/>
      <number:text>/</number:text>
      <number:day number:style="long"/>
    </number:date-style>
    <number:date-style style:name="N218">
      <number:month/>
      <number:text>/</number:text>
      <number:day/>
      <number:text>/</number:text>
      <number:year number:style="long"/>
    </number:date-style>
    <number:date-style style:name="N219">
      <number:day/>
      <number:text>-</number:text>
      <number:month number:textual="true"/>
    </number:date-style>
    <number:date-style style:name="N220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1/03/2012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2-29T15:03:34</meta:creation-date>
    <dc:date>2012-03-01T14:00:17</dc:date>
    <dc:language>en-US</dc:language>
    <meta:editing-cycles>142</meta:editing-cycles>
    <meta:editing-duration>PT5H16M10S</meta:editing-duration>
    <meta:user-defined meta:name="Info 1"/>
    <meta:user-defined meta:name="Info 2"/>
    <meta:user-defined meta:name="Info 3"/>
    <meta:user-defined meta:name="Info 4"/>
    <meta:document-statistic meta:table-count="4" meta:cell-count="425" meta:object-count="5"/>
  </office:meta>
</office:document-meta>
</file>